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1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On Penitence/</text:p>
      <text:p text:style-name="P6">[Hebrew]/</text:p>
      <text:p text:style-name="P6"/>
      <text:p text:style-name="P5">[Page 1]</text:p>
      <text:p text:style-name="P5">An invisible hand laid hold of the <text:span text:style-name="T2">Seer</text:span><text:span text:style-name="T4"> prophet who </text:span><text:span text:style-name="T2">pro-</text:span><text:span text:style-name="T4">/ </text:span><text:span text:style-name="T2">-phesied</text:span><text:span text:style-name="T4"> lived in the country of the Chaldeans, and carried him/ by a lock of his hair to the </text:span><text:span text:style-name="T2">holy</text:span><text:span text:style-name="T4"> city of Jerusalem. <text:s/>When/ there, a voice whispered. <text:s/>"Son of man, come and bear/ witness to the abominations, which the house of Israel/ commit in </text:span><text:span text:style-name="T2">concealment</text:span><text:span text:style-name="T4"> secret." <text:s/>At that command, Ezekiel/ opened himself a way through a crevice in the wall,/ and looked in. <text:s/>Shameful sight! <text:s/>Debasing scene!/ <text:s/>Altars were burning </text:span><text:span text:style-name="T2">with incense perfume</text:span><text:span text:style-name="T4"> in honor to reptiles/ and loathsome creatures </text:span><text:span text:style-name="T2">painted</text:span><text:span text:style-name="T4"> whose image stood engraved all around. <text:s/>"Such/ is the doing of the elders of thy people," continued the/ same voice "for, they say 'the Lord sees us not/'" </text:span><text:span text:style-name="T2">He has</text:span><text:span text:style-name="T4">/ </text:span><text:span text:style-name="T2">forsaken the land'"</text:span><text:span text:style-name="T4">./</text:span></text:p>
      <text:p text:style-name="P5"><text:span text:style-name="T4">Brethren! <text:s/>In reading the history of the ancients I have/ often wondered at the </text:span><text:span text:style-name="T2">homage that</text:span><text:span text:style-name="T4"> stupidity of men who would pay homage/ to the lowest of objects in creation. <text:s/>I could easily/ understand, how </text:span><text:span text:style-name="T2">awe</text:span><text:span text:style-name="T4"> struck with awe at the majesty of the lu-/-minary which rides through the measureless space,/ </text:span><text:span text:style-name="T2">they</text:span><text:span text:style-name="T4"> heathens would bend down in adoration. <text:s/>Or, how in the clap/ of thunder they fancied they could hear the rebuke/</text:span></text:p>
      <text:p text:style-name="P5"><text:span text:style-name="T4"/></text:p>
      <text:p text:style-name="P5"><text:span text:style-name="T4">[Page 2]</text:span></text:p>
      <text:p text:style-name="P5"><text:span text:style-name="T4">of some angry god; </text:span><text:span text:style-name="T2">for</text:span><text:span text:style-name="T4"> because, untaught by revelation/ </text:span><text:span text:style-name="T2">they</text:span><text:span text:style-name="T4"> hazans mistook the workings of nature for </text:span><text:soft-page-break/><text:span text:style-name="T4">its all-/moving Cause the Omnipotent. <text:s/>But that they should </text:span><text:span text:style-name="T2">should</text:span><text:span text:style-name="T4">/ do reverence to beasts, that they should deify creeping/ insects, seemed to me inexplicable. <text:s/>"Has man,"/ I would ask myself, "has man voluntarily parted/ with the noblest of his possessions--Intellect?"/ <text:s/>But that which at one time excited my asto-/-nishment has ceased to surprise me. <text:s/>The vision of/ Ezekiel affords </text:span><text:span text:style-name="T2">instruction</text:span><text:span text:style-name="T4"> information. <text:s/>Thus, prompted/ by instinct to worship </text:span><text:span text:style-name="T5">some</text:span><text:span text:style-name="T6"> object, gave pre-/-ference to </text:span><text:span text:style-name="T3">those</text:span><text:span text:style-name="T6"> creatures which might not check by/ their dreaded power, an indulgence in low appetites./ <text:s/>An </text:span><text:span text:style-name="T3">imperfect</text:span><text:span text:style-name="T6"> indistinct notion of a Supreme Lord may have been entertained by the masses, but/ then said "the Lord sees us not," </text:span><text:span text:style-name="T3">and they had and that</text:span><text:span text:style-name="T6"> hence Reason/ was used crookedly. <text:s/></text:span><text:span text:style-name="T3">They</text:span><text:span text:style-name="T6"> People tried to be convinced that worldly/ affairs cannot fall under the direction of a King/ enthroned in the highest. <text:s/>That attending to such concerns would/ be incompatible with </text:span><text:span text:style-name="T3">His</text:span><text:span text:style-name="T6"> the state of one so glorious, </text:span><text:span text:style-name="T3">stale; therefore</text:span><text:span text:style-name="T6"> and as they felt at liberty to select their own gods they/ chose as [?] earthly things </text:span><text:span text:style-name="T3">representing brutal</text:span><text:span text:style-name="T6"> fostering a prurient wish for animal/ passions; things which inspired no terror of future punish-/-ment./</text:span></text:p>
      <text:p text:style-name="P5"><text:span text:style-name="T6">But that baneful error common among pagans,/</text:span></text:p>
      <text:p text:style-name="P5"><text:span text:style-name="T6"/></text:p>
      <text:p text:style-name="P5"><text:span text:style-name="T6">[Page 3]</text:span></text:p>
      <text:p text:style-name="P5"><text:span text:style-name="T6">ought never to have been </text:span><text:span text:style-name="T3">entertained</text:span><text:span text:style-name="T6"> harbored by the disciples/ of Moses. <text:s/>The checkered history of the father of their/ nation, and their miraculous deliverance of the tribes from a galling bond-/-age should have sufficed to ineffaceably imprint on/ the tablets of their hearts the belief that "the Lord is high, but still/ looks below." <text:s/>That alone should have prevented the hallucina-/-tions of idolatry. <text:s/>But I imagine I hear you/ now say: what is all that narrative to prove? <text:s/>What/ is it to us if our fathers stultified themselves? <text:s/>We have/ learnt better than to bow to </text:span><text:span text:style-name="T3">perishable</text:span><text:span text:style-name="T6"> objects </text:span><text:span text:style-name="T3">below our stand-</text:span><text:span text:style-name="T6"> below our standards/ </text:span><text:span text:style-name="T3">-ards.</text:span><text:span text:style-name="T6"> <text:s/>Well: if it were really so if we tendered adoration only to the Sovereign Creator, and to none of His creatures the recalling/ of our ancestors' fatal errors might </text:span><text:span text:style-name="T3">answer</text:span><text:span text:style-name="T6"> serve no/ purpose; it might be altogether useless, but when we see/ the same wrongs reproduced in other shapes and/ forms, it is fitting that </text:span><text:span text:style-name="T3">our</text:span><text:span text:style-name="T6"> the mind</text:span><text:span text:style-name="T3">s should</text:span><text:span text:style-name="T6"> be/ directed to the past </text:span><text:span text:style-name="T3">and we be made to feel</text:span><text:span text:style-name="T6"> as to an historical warning and the lips be made to confess/ </text:span><text:span text:style-name="T3">that</text:span><text:span text:style-name="T6"> in the prophetic </text:span><text:span text:style-name="T3">confession ought to issue from</text:span><text:span text:style-name="T6"> language/ </text:span><text:span text:style-name="T3">our lips</text:span><text:span text:style-name="T6"> "we know O Lord our wickedness, and the/ iniquity of our fathers". <text:s/>We consider ourselves/ more enlightened than our predecessors, and in some instances we may claim superiority, </text:span><text:span text:style-name="T3">but were our hearts to be probed</text:span><text:span text:style-name="T6">,/ but with regard to sterling, not feigned, religion, if our hearts were probed/</text:span></text:p>
      <text:p text:style-name="P5"><text:span text:style-name="T6"/></text:p>
      <text:p text:style-name="P5"><text:span text:style-name="T6">[Page 4]</text:span></text:p>
      <text:p text:style-name="P5"><text:span text:style-name="T6">it might be discovered that like in theirs false notions/ have supplanted the veneration we owe the only/ adorable God; </text:span><text:span text:style-name="T3">that</text:span><text:span text:style-name="T6"> we don't worship </text:span><text:span text:style-name="T3">not</text:span><text:span text:style-name="T6"> irrational beings in the world but we worship the world itself full of irrationality, the world, or rather the world itself, </text:span><text:span text:style-name="T3">the world</text:span><text:span text:style-name="T6"> the/ opinion we wish it to hold</text:span><text:span text:style-name="T3">s</text:span><text:span text:style-name="T6"> about our standing in commercial/ or social circles; </text:span><text:span text:style-name="T3">that we sacrifice our highest</text:span><text:span text:style-name="T6"> to secure </text:span><text:span text:style-name="T3">to</text:span><text:span text:style-name="T6"> that opinion, often irrational, always unstable, we devote/ our faculties, our </text:span><text:span text:style-name="T3">noblest instincts to a popularity built best</text:span><text:span text:style-name="T6"> energies/ </text:span><text:span text:style-name="T3">on the ruin of</text:span><text:span text:style-name="T6"> not infrequently we sacrifice to it virtue, which is practical religion./ <text:s/>And they who have apparently succeeded best in/ gaining their point, lead the van of sin. <text:s/>They/ are the elders whom Ezekiel described as burning/ incense to imaginary deities. <text:s/>But verily more sense-/-less are they than those ancient chiefs of our people;/ for, to worship popularity is to set oneself on the/ mouth of a volcano. <text:s/>Suddenly you may be shattered/ into atoms. <text:s/>"The Lord sees us not" "The Lord can do us no harm," </text:span><text:span text:style-name="T3">say</text:span><text:span text:style-name="T6"> think/ they who </text:span><text:span text:style-name="T3">walk among the great</text:span><text:span text:style-name="T6"> move in high circles. <text:s/>"The world is a/ tower of strength, a wall of defence." <text:s/>Yes: so long as/ layers of gold lie at the foundations, yes, bold men,/ may take shelter therein, but </text:span><text:span text:style-name="T3">bela</text:span><text:span text:style-name="T6"> beware of trusting/ yourselves </text:span><text:span text:style-name="T3">thereat</text:span><text:span text:style-name="T6"> in such strongholds when the deposit of the precious/ metal begins to thin off. <text:s/>You may seek in vain/ for the means of deliverance./</text:span></text:p>
      <text:p text:style-name="P5"><text:span text:style-name="T6"/></text:p>
      <text:p text:style-name="P5"><text:span text:style-name="T6">[Page 5]</text:span></text:p>
      <text:p text:style-name="P5"><text:span text:style-name="T6">"Thus far I have nothing to fear. <text:s/>My </text:span><text:span text:style-name="T3">possessions</text:span><text:span text:style-name="T6"> property is/ </text:span><text:span text:style-name="T3">are</text:span><text:span text:style-name="T6"> perfectly secure. <text:s/>I own rich lands." <text:s/>But not/ richer </text:span><text:span text:style-name="T3">nor larger as vast</text:span><text:span text:style-name="T6"> than those of Ahab the Ruler of Israel."/ <text:s/>Yet, the absence of rain had </text:span><text:soft-page-break/><text:span text:style-name="T6">made almost an end/ of his dominions. <text:s/>"My ships cross the sea freighted/ with goods," Jeoshaphat King of Judah </text:span><text:span text:style-name="T3">had</text:span><text:span text:style-name="T6"> also had famous/ vessels which were to make a far extended voyage,/ but a trecherous[sic!] wind wrecked them into a shapeless form </text:span><text:span text:style-name="T3">to pieces</text:span><text:span text:style-name="T6">. <text:s/>"The/ </text:span><text:span text:style-name="T3">many</text:span><text:span text:style-name="T6"> houses I </text:span><text:span text:style-name="T3">own</text:span><text:span text:style-name="T6"> call mine, cannot be stolen from me" No: but </text:span><text:span text:style-name="T3">they</text:span><text:span text:style-name="T6"> a pestilential air/ may </text:span><text:span text:style-name="T3">become</text:span><text:span text:style-name="T6"> render them valueless. <text:s/>"The stock I have got, yields/ largely", but it may grow in size to be ultimately like the apple of/ the dead sea. <text:s/>You think you have seized a fine fruit, but/ it is ashes. <text:s/>Insecure are all human possessions, and as they leave/ us, so does the object we preferred to the adorable </text:span><text:span text:style-name="T3">if</text:span><text:span text:style-name="T6"> Lord/ </text:span><text:span text:style-name="T3">the Almighty</text:span><text:span text:style-name="T6">; whose blessing alone can make rich the object we thought a rock of/ defense </text:span><text:span text:style-name="T3">shake under our feet</text:span><text:span text:style-name="T6"> slip from under us, and let</text:span><text:span text:style-name="T3">s</text:span><text:span text:style-name="T6"> us fall. <text:s/></text:span><text:span text:style-name="T3">Alas!</text:span><text:span text:style-name="T6"> How many/ who conceived they were held up high in the arms/ of the world, felt the effects of its fickle nature./ <text:s/>They experienced then that a false idol had </text:span><text:span text:style-name="T3">deceived</text:span><text:span text:style-name="T6"> beguiled/ and veiled their understanding./</text:span></text:p>
      <text:p text:style-name="P5"><text:span text:style-name="T6"/></text:p>
      <text:p text:style-name="P5"><text:span text:style-name="T6">[Page 6]</text:span></text:p>
      <text:p text:style-name="P5"><text:span text:style-name="T6">But supposing that we are not doomed to/ suffer such results, that despite our backslidings/ our affluence will remain</text:span><text:span text:style-name="T3">s</text:span><text:span text:style-name="T6"> unimpaired, and hence our po-/-pularity intact; ought we therefore to </text:span><text:span text:style-name="T3">be hardened</text:span><text:span text:style-name="T6"> follow/ </text:span><text:span text:style-name="T3">in</text:span><text:span text:style-name="T6"> sin, to </text:span><text:span text:style-name="T3">provoke God by disobeying His commands?</text:span><text:span text:style-name="T6"> set aside the law of God?/ <text:s/>What if our defiance calls down a punishment severer/ than the loss of wealth? <text:s/>Say my Brethren. <text:s/>Is not/ a man on very humble circumstances, but with a/ sound body richer than the diseased opulent? <text:s/>King/ Asa could baost of magnificent mansions, but/ when his </text:span><text:span text:style-name="T3">audacious</text:span><text:span text:style-name="T6"> culpable conduct towards the admonishing/ prophet deprived him of the power of locomotion, he/ must have deemed himself poor indeed. <text:s/></text:span><text:span text:style-name="T3">And what</text:span><text:span text:style-name="T6"> Useless/ is a table laden with luxuries, if we dare not, save/ at the risk of our health, lay </text:span><text:span text:style-name="T3">our</text:span><text:span text:style-name="T6"> hand</text:span><text:span text:style-name="T3">s</text:span><text:span text:style-name="T6"> thereon</text:span><text:span text:style-name="T3">?</text:span><text:span text:style-name="T6">. <text:s/>It/ would be then of no avail that our store-rooms are/ overflowing with delicacies, our cellars with delicious wines./ <text:s/>A very plain meal, seasoned with the capacity for/ enjoyment after a day's labor, or an appetizing/ walk, is </text:span><text:span text:style-name="T3">infinitely sweeter than are covetted</text:span><text:span text:style-name="T6"> a repast greatly to be craved for./ <text:s/>A gift it is, writes the moralist of old, that God in/ His mercy grants./</text:span></text:p>
      <text:p text:style-name="P5"><text:span text:style-name="T6"/></text:p>
      <text:p text:style-name="P5"><text:span text:style-name="T6">[Page 7]</text:span></text:p>
      <text:p text:style-name="P5"><text:span text:style-name="T6">But why harbor any apprehension, cry my youthful/ hearers. <text:s/>We are in the spring of life, we are/ vigorous, illness is a stranger to us. <text:s/>The world </text:span><text:span text:style-name="T3">smiling</text:span><text:span text:style-name="T6">/ </text:span><text:span text:style-name="T3">upon us, and invites us to pleasure</text:span><text:span text:style-name="T6"> radiant with smiles, promises interminable pleasures, if we will only/ pay homage to it. <text:s/>Ah, my friends. <text:s/>Could you examine/ every fibre with which your body is interwoven, you/ would cease boasting. <text:s/>Could you see reflected as in/ a mirror the interlacing of arteries and veins, which </text:span><text:span text:style-name="T3">throb in</text:span><text:span text:style-name="T6"> run through your/ frame you would be struck dumb, and never again/ pride yourselves on your strength. <text:s/>You would wonder/ how so complex a texture can remain any time with-/-out some disarrangement</text:span><text:span text:style-name="T3">s</text:span><text:span text:style-name="T6">. <text:s/>"I will praise thee," </text:span><text:span text:style-name="T3">prayfully</text:span><text:span text:style-name="T6">/ exclaimed David in a prayful outburst of feelings "for I was fearfully and wonderfully/ made. <text:s/>Marvellous are Thy works, and my soul knows it/ well." <text:s/>Is it not the height of temerity in him, whose/ </text:span><text:span text:style-name="T3">construction physical</text:span><text:span text:style-name="T6"> corporeal structure may in an instant be shattered, to harden/ his heart </text:span><text:span text:style-name="T3">in sin</text:span><text:span text:style-name="T6">, by reason of his physical powers?/ <text:s/>Man! will I say in the language of Job: why does thy/ mind carry thee away, and what do thine eyes wink at,/ that then turnest thy spirit against God? <text:s/>"Art thou/ not a worm in comparison with Him, at whose word/ space was </text:span><text:span text:style-name="T3">filled</text:span><text:span text:style-name="T6"> studded with lights, and the earth </text:span><text:span text:style-name="T3">was</text:span><text:span text:style-name="T6"> peopled with/ beings?/</text:span></text:p>
      <text:p text:style-name="P5"><text:span text:style-name="T6"/></text:p>
      <text:p text:style-name="P5"><text:span text:style-name="T6">[Page 8]</text:span></text:p>
      <text:p text:style-name="P5"><text:span text:style-name="T6">Thou mayest have escaped hitherto His consu-/-ming wrath, when running counter to His will, for mercy tempers rigor, but it may/ overtake thee while thou art </text:span><text:span text:style-name="T3">bent</text:span><text:span text:style-name="T6"> mounting up/ the ladder of prosperity. <text:s/>The wicked son of/ Omri had engaged, despite the warning of the/ prophet, in a war against the Syrians. <text:s/>To avoid/ recognition, he disguised himself in the garments/ generally worn by his royal ally of the house of Judah./ <text:s/>The victory was nearly won, when, a bow drawn/ at venture, discharged the arrow that pierced/ the heart of the impious King of Israel. <text:s/>Nor is/ it solely with the spear and the </text:span><text:soft-page-break/><text:span text:style-name="T6">lance, amidst the/ battle's din </text:span><text:span text:style-name="T3">of war the battle</text:span><text:span text:style-name="T6">, that Divine justice exacts its due; light-/-er weapons, agencies very subtle can </text:span><text:span text:style-name="T3">break up</text:span><text:span text:style-name="T6"> snap </text:span><text:span text:style-name="T3">off</text:span><text:span text:style-name="T6"> asunder this/ intricately made body of ours. <text:s/>For many and various are the messengers/ that the Lord employs. <text:s/>But He has held them/ back, that they may not visit us, because of His/ infinite goodness, not by reason of our merits./ <text:s/>He has borne with derelictions from duty, that/ we might live to discover and reform our wrong doings./</text:span></text:p>
      <text:p text:style-name="P5"><text:span text:style-name="T6"/></text:p>
      <text:p text:style-name="P5"><text:span text:style-name="T6">[Page 9]</text:span></text:p>
      <text:p text:style-name="P5"><text:span text:style-name="T6">Let us not mistake </text:span><text:span text:style-name="T3">a</text:span><text:span text:style-name="T6"> fatherly tenderness for/ want of power; let us not </text:span><text:span text:style-name="T3">attribute</text:span><text:span text:style-name="T6"> construe a love for pardoning into </text:span><text:span text:style-name="T3">indifference</text:span><text:span text:style-name="T6"> a disregard/ for our conduct. <text:s/>To the contemporaries of Ezekiel/ who said "the Lord sees us not," and secretly sold them-/-selves to a false worship was announced </text:span><text:span text:style-name="T3">evils</text:span><text:span text:style-name="T6"> a future too/ literally </text:span><text:span text:style-name="T3">fulfilled</text:span><text:span text:style-name="T6"> realized. <text:s/>Be admonished and instructed,/ brother sinners. <text:s/>Cast off the idols of your imagi-/-nation and adore the Only God, who </text:span><text:span text:style-name="T3">opens for us</text:span><text:span text:style-name="T6"> denies not/ a refuge when the world has turned its back </text:span><text:span text:style-name="T3">upon</text:span><text:span text:style-name="T6"> with indif/ </text:span><text:span text:style-name="T3">the unfortunate</text:span><text:span text:style-name="T6"> -ference to our fate. <text:s/>Cease to bow to a receding shadow,/ the world's opinion, and bend before the Son of truth/ </text:span><text:span text:style-name="T3">who</text:span><text:span text:style-name="T6"> that will never withhold beneficent rays to warm and to/ quicken our existence, when it seemed all but extinguished./ <text:s/>Trust not in wealth, lest you find </text:span><text:span text:style-name="T3">too</text:span><text:span text:style-name="T6"> when late, that/ you have leaned upon a broken reed. <text:s/>Trust not in/ health, which a puff of wind may blight. <text:s/>But/ confide in the Omnipotent, upon whose arm all creation/ hangs for support. <text:s/>Call</text:span><text:span text:style-name="T3">ing</text:span><text:span text:style-name="T6"> on Him in the hour of/ need, and receive thankfully the blessing</text:span><text:span text:style-name="T3">s</text:span><text:span text:style-name="T6"> He bestows;/ not with a rebellious look because it does not equal/ your ambition, not with a murmur because it/ will not gratify all your anticipators./</text:span></text:p>
      <text:p text:style-name="P5"><text:span text:style-name="T6"/></text:p>
      <text:p text:style-name="P5"><text:span text:style-name="T6">[Page 10]</text:span></text:p>
      <text:p text:style-name="P5"><text:span text:style-name="T6">Learn to believe this most essential truth; that hap-/-piness is a sentiment, kept </text:span><text:span text:style-name="T3">a</text:span><text:span text:style-name="T6"> fresh by a current run-/-ning inwardly not outwardly, that the consciousness of/ having worthily employed nature's faculties of having cherished ennobling aspirations intensifies/ that sentiment, </text:span><text:span text:style-name="T3">by [?] and</text:span><text:span text:style-name="T6"> giving the sweetest turn to the bread shared with/ loved beings. <text:s/>In short, dear Israelites, seek felicity./ <text:s/>He will command; and they will compass our city/ and our homes, avert misfortune, speed on/ healing, and draw every day of the year,/ whose entrance we have greeted with psalmody,/ from the choicest treasures prosperity and uninter-/-rupted peac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27T13:50:57.46</meta:creation-date>
    <dc:date>2012-06-27T15:16:21.39</dc:date>
    <dc:creator>Penn Libraries</dc:creator>
    <meta:editing-duration>PT00H01M1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2261" meta:character-count="13579"/>
  </office:meta>
</office:document-meta>
</file>